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849cm"/>
    </style:style>
    <style:style style:name="Таблица1.B" style:family="table-column">
      <style:table-column-properties style:column-width="3.607cm"/>
    </style:style>
    <style:style style:name="Таблица1.C" style:family="table-column">
      <style:table-column-properties style:column-width="4.925cm"/>
    </style:style>
    <style:style style:name="Таблица1.D" style:family="table-column">
      <style:table-column-properties style:column-width="2.815cm"/>
    </style:style>
    <style:style style:name="Таблица1.E" style:family="table-column">
      <style:table-column-properties style:column-width="3.805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3.055cm"/>
    </style:style>
    <style:style style:name="Таблица2.B" style:family="table-column">
      <style:table-column-properties style:column-width="2.572cm"/>
    </style:style>
    <style:style style:name="Таблица2.C" style:family="table-column">
      <style:table-column-properties style:column-width="4.745cm"/>
    </style:style>
    <style:style style:name="Таблица2.D" style:family="table-column">
      <style:table-column-properties style:column-width="2.815cm"/>
    </style:style>
    <style:style style:name="Таблица2.E" style:family="table-column">
      <style:table-column-properties style:column-width="3.814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orizontal_20_Line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3">
      <style:paragraph-properties fo:text-align="justify" style:justify-single-word="false"/>
    </style:style>
    <style:style style:name="P7" style:family="paragraph" style:parent-style-name="Text_20_body" style:list-style-name="L4">
      <style:paragraph-properties fo:text-align="justify" style:justify-single-word="false"/>
    </style:style>
    <style:style style:name="P8" style:family="paragraph" style:parent-style-name="Text_20_body" style:list-style-name="L5">
      <style:paragraph-properties fo:text-align="justify" style:justify-single-word="false"/>
    </style:style>
    <style:style style:name="P9" style:family="paragraph" style:parent-style-name="Text_20_body" style:list-style-name="L6">
      <style:paragraph-properties fo:text-align="justify" style:justify-single-word="false"/>
    </style:style>
    <style:style style:name="P10" style:family="paragraph" style:parent-style-name="Text_20_body" style:list-style-name="L7">
      <style:paragraph-properties fo:text-align="justify" style:justify-single-word="false"/>
    </style:style>
    <style:style style:name="P11" style:family="paragraph" style:parent-style-name="Text_20_body" style:list-style-name="L8">
      <style:paragraph-properties fo:text-align="justify" style:justify-single-word="false"/>
    </style:style>
    <style:style style:name="P12" style:family="paragraph" style:parent-style-name="Text_20_body" style:list-style-name="L9">
      <style:paragraph-properties fo:text-align="justify" style:justify-single-word="false"/>
    </style:style>
    <style:style style:name="P13" style:family="paragraph" style:parent-style-name="Text_20_body" style:list-style-name="L10">
      <style:paragraph-properties fo:text-align="justify" style:justify-single-word="false"/>
    </style:style>
    <style:style style:name="P14" style:family="paragraph" style:parent-style-name="Text_20_body" style:list-style-name="L11">
      <style:paragraph-properties fo:text-align="justify" style:justify-single-word="false"/>
    </style:style>
    <style:style style:name="P15" style:family="paragraph" style:parent-style-name="Text_20_body" style:list-style-name="L12">
      <style:paragraph-properties fo:text-align="justify" style:justify-single-word="false"/>
    </style:style>
    <style:style style:name="P16" style:family="paragraph" style:parent-style-name="Text_20_body" style:list-style-name="L13">
      <style:paragraph-properties fo:text-align="justify" style:justify-single-word="false"/>
    </style:style>
    <style:style style:name="P17" style:family="paragraph" style:parent-style-name="Text_20_body" style:list-style-name="L14">
      <style:paragraph-properties fo:text-align="justify" style:justify-single-word="false"/>
    </style:style>
    <style:style style:name="P18" style:family="paragraph" style:parent-style-name="Text_20_body" style:list-style-name="L15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Table_20_Heading">
      <style:paragraph-properties fo:text-align="justify" style:justify-single-word="false"/>
    </style:style>
    <style:style style:name="P21" style:family="paragraph" style:parent-style-name="Heading_20_2">
      <style:paragraph-properties fo:text-align="justify" style:justify-single-word="false"/>
    </style:style>
    <style:style style:name="P22" style:family="paragraph" style:parent-style-name="Heading_20_3">
      <style:paragraph-properties fo:text-align="justify" style:justify-single-word="false"/>
    </style:style>
    <style:style style:name="P23" style:family="paragraph" style:parent-style-name="Heading_20_4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ТЕХНИЧЕСКОЕ ЗАДАНИЕ НА ДИЗАЙН: СТРАНИЦЫ АУТЕНТИФИКАЦИИ GRINDSTONE</text:h>
      <text:h text:style-name="P21" text:outline-level="2">ОБЩАЯ ИНФОРМАЦИЯ</text:h>
      <text:list xml:id="list3788595786" text:style-name="L1">
        <text:list-item>
          <text:p text:style-name="P4"><text:span text:style-name="Strong_20_Emphasis">Тип:</text:span> Многостраничный интерфейс (2 состояния в одном URL)</text:p>
        </text:list-item>
        <text:list-item>
          <text:p text:style-name="P4"><text:span text:style-name="Strong_20_Emphasis">URL:</text:span> <text:span text:style-name="Source_20_Text">/auth</text:span></text:p>
        </text:list-item>
        <text:list-item>
          <text:p text:style-name="P4"><text:span text:style-name="Strong_20_Emphasis">Механизм переключения:</text:span> Тoggle-переключатель между формами входа и регистрации</text:p>
        </text:list-item>
        <text:list-item>
          <text:p text:style-name="P4"><text:span text:style-name="Strong_20_Emphasis">Цель:</text:span> Аутентификация существующих пользователей и регистрация новых</text:p>
        </text:list-item>
        <text:list-item>
          <text:p text:style-name="P4"><text:span text:style-name="Strong_20_Emphasis">Адаптивность:</text:span> Полностью адаптивный дизайн для mobile/tablet/desktop</text:p>
        </text:list-item>
      </text:list>
      <text:p text:style-name="P2"/>
      <text:h text:style-name="P21" text:outline-level="2">СТРУКТУРА СТРАНИЦЫ</text:h>
      <text:h text:style-name="P22" text:outline-level="3">1. ОБЩАЯ ОБВЯЗКА (Единая для обеих форм)</text:h>
      <text:list xml:id="list3589369322" text:style-name="L2">
        <text:list-item>
          <text:p text:style-name="P5"><text:span text:style-name="Strong_20_Emphasis">Фон:</text:span> Светлая тема - <text:span text:style-name="Source_20_Text">#F9FAFB</text:span>, Темная тема - <text:span text:style-name="Source_20_Text">#111827</text:span></text:p>
        </text:list-item>
        <text:list-item>
          <text:p text:style-name="P5"><text:span text:style-name="Strong_20_Emphasis">Контейнер формы:</text:span> Центрированная карточка шириной <text:span text:style-name="Source_20_Text">400px</text:span> (на desktop), с закруглениями <text:span text:style-name="Source_20_Text">12px</text:span> и тенями</text:p>
        </text:list-item>
        <text:list-item>
          <text:p text:style-name="P5"><text:span text:style-name="Strong_20_Emphasis">Логотип:</text:span> В верхней части формы, центрирован, размер <text:span text:style-name="Source_20_Text">48x48px</text:span></text:p>
        </text:list-item>
        <text:list-item>
          <text:p text:style-name="P5"><text:span text:style-name="Strong_20_Emphasis">Переключатель форм:</text:span> Таб-бар с двумя вариантами - "Вход" и "Регистрация"</text:p>
        </text:list-item>
      </text:list>
      <text:h text:style-name="P22" text:outline-level="3">2. ФОРМА ВХОДА (Логин)</text:h>
      <text:h text:style-name="P23" text:outline-level="4">Элементы формы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0">Элемент</text:p>
            </table:table-cell>
            <table:table-cell table:style-name="Таблица1.A1" office:value-type="string">
              <text:p text:style-name="P20">Тип</text:p>
            </table:table-cell>
            <table:table-cell table:style-name="Таблица1.A1" office:value-type="string">
              <text:p text:style-name="P20">Плейсхолдер</text:p>
            </table:table-cell>
            <table:table-cell table:style-name="Таблица1.A1" office:value-type="string">
              <text:p text:style-name="P20">Обязательное</text:p>
            </table:table-cell>
            <table:table-cell table:style-name="Таблица1.A1" office:value-type="string">
              <text:p text:style-name="P20">Валидация</text:p>
            </table:table-cell>
          </table:table-row>
        </table:table-header-rows>
        <table:table-row>
          <table:table-cell table:style-name="Таблица1.A1" office:value-type="string">
            <text:p text:style-name="P24">Email</text:p>
          </table:table-cell>
          <table:table-cell table:style-name="Таблица1.A1" office:value-type="string">
            <text:p text:style-name="P24">input type="email"</text:p>
          </table:table-cell>
          <table:table-cell table:style-name="Таблица1.A1" office:value-type="string">
            <text:p text:style-name="P24">"your.email@example.com"</text:p>
          </table:table-cell>
          <table:table-cell table:style-name="Таблица1.A1" office:value-type="string">
            <text:p text:style-name="P24">Да</text:p>
          </table:table-cell>
          <table:table-cell table:style-name="Таблица1.A1" office:value-type="string">
            <text:p text:style-name="P24">Формат email</text:p>
          </table:table-cell>
        </table:table-row>
        <table:table-row>
          <table:table-cell table:style-name="Таблица1.A1" office:value-type="string">
            <text:p text:style-name="P24">Пароль</text:p>
          </table:table-cell>
          <table:table-cell table:style-name="Таблица1.A1" office:value-type="string">
            <text:p text:style-name="P24">input type="password"</text:p>
          </table:table-cell>
          <table:table-cell table:style-name="Таблица1.A1" office:value-type="string">
            <text:p text:style-name="P24">"Введите ваш пароль"</text:p>
          </table:table-cell>
          <table:table-cell table:style-name="Таблица1.A1" office:value-type="string">
            <text:p text:style-name="P24">Да</text:p>
          </table:table-cell>
          <table:table-cell table:style-name="Таблица1.A1" office:value-type="string">
            <text:p text:style-name="P24">Минимум 6 символов</text:p>
          </table:table-cell>
        </table:table-row>
      </table:table>
      <text:h text:style-name="P23" text:outline-level="4">Дополнительные элементы:</text:h>
      <text:list xml:id="list3336026292" text:style-name="L3">
        <text:list-item>
          <text:p text:style-name="P6"><text:span text:style-name="Strong_20_Emphasis">Чекбокс:</text:span> "Запомнить меня" (необязательный)</text:p>
        </text:list-item>
        <text:list-item>
          <text:p text:style-name="P6"><text:span text:style-name="Strong_20_Emphasis">Ссылка:</text:span> "Забыли пароль?" (ведет на страницу восстановления пароля)</text:p>
        </text:list-item>
        <text:list-item>
          <text:p text:style-name="P6"><text:span text:style-name="Strong_20_Emphasis">Кнопка отправки:</text:span> "Войти" (Primary button, цвет: <text:span text:style-name="Source_20_Text">#3366FF</text:span>)</text:p>
        </text:list-item>
        <text:list-item>
          <text:p text:style-name="P6"><text:span text:style-name="Strong_20_Emphasis">Переход к регистрации:</text:span> Текст "Еще нет аккаунта? Зарегистрироваться" под кнопкой</text:p>
        </text:list-item>
      </text:list>
      <text:h text:style-name="P22" text:outline-level="3"><text:soft-page-break/>3. ФОРМА РЕГИСТРАЦИИ</text:h>
      <text:h text:style-name="P23" text:outline-level="4">Элементы формы: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0">Элемент</text:p>
            </table:table-cell>
            <table:table-cell table:style-name="Таблица2.A1" office:value-type="string">
              <text:p text:style-name="P20">Тип</text:p>
            </table:table-cell>
            <table:table-cell table:style-name="Таблица2.A1" office:value-type="string">
              <text:p text:style-name="P20">Плейсхолдер</text:p>
            </table:table-cell>
            <table:table-cell table:style-name="Таблица2.A1" office:value-type="string">
              <text:p text:style-name="P20">Обязательное</text:p>
            </table:table-cell>
            <table:table-cell table:style-name="Таблица2.A1" office:value-type="string">
              <text:p text:style-name="P20">Валидация</text:p>
            </table:table-cell>
          </table:table-row>
        </table:table-header-rows>
        <table:table-row>
          <table:table-cell table:style-name="Таблица2.A1" office:value-type="string">
            <text:p text:style-name="P24">Имя</text:p>
          </table:table-cell>
          <table:table-cell table:style-name="Таблица2.A1" office:value-type="string">
            <text:p text:style-name="P24">input type="text"</text:p>
          </table:table-cell>
          <table:table-cell table:style-name="Таблица2.A1" office:value-type="string">
            <text:p text:style-name="P24">"Ваше имя"</text:p>
          </table:table-cell>
          <table:table-cell table:style-name="Таблица2.A1" office:value-type="string">
            <text:p text:style-name="P24">Да</text:p>
          </table:table-cell>
          <table:table-cell table:style-name="Таблица2.A1" office:value-type="string">
            <text:p text:style-name="P24">Минимум 2 символа</text:p>
          </table:table-cell>
        </table:table-row>
        <table:table-row>
          <table:table-cell table:style-name="Таблица2.A1" office:value-type="string">
            <text:p text:style-name="P24">Email</text:p>
          </table:table-cell>
          <table:table-cell table:style-name="Таблица2.A1" office:value-type="string">
            <text:p text:style-name="P24">input type="email"</text:p>
          </table:table-cell>
          <table:table-cell table:style-name="Таблица2.A1" office:value-type="string">
            <text:p text:style-name="P24">"your.email@example.com"</text:p>
          </table:table-cell>
          <table:table-cell table:style-name="Таблица2.A1" office:value-type="string">
            <text:p text:style-name="P24">Да</text:p>
          </table:table-cell>
          <table:table-cell table:style-name="Таблица2.A1" office:value-type="string">
            <text:p text:style-name="P24">Формат email</text:p>
          </table:table-cell>
        </table:table-row>
        <table:table-row>
          <table:table-cell table:style-name="Таблица2.A1" office:value-type="string">
            <text:p text:style-name="P24">Пароль</text:p>
          </table:table-cell>
          <table:table-cell table:style-name="Таблица2.A1" office:value-type="string">
            <text:p text:style-name="P24">input type="password"</text:p>
          </table:table-cell>
          <table:table-cell table:style-name="Таблица2.A1" office:value-type="string">
            <text:p text:style-name="P24">"Придумайте пароль"</text:p>
          </table:table-cell>
          <table:table-cell table:style-name="Таблица2.A1" office:value-type="string">
            <text:p text:style-name="P24">Да</text:p>
          </table:table-cell>
          <table:table-cell table:style-name="Таблица2.A1" office:value-type="string">
            <text:p text:style-name="P24">Минимум 8 символов, буквы и цифры</text:p>
          </table:table-cell>
        </table:table-row>
        <table:table-row>
          <table:table-cell table:style-name="Таблица2.A1" office:value-type="string">
            <text:p text:style-name="P24">Подтверждение</text:p>
          </table:table-cell>
          <table:table-cell table:style-name="Таблица2.A1" office:value-type="string">
            <text:p text:style-name="P24">input type="password"</text:p>
          </table:table-cell>
          <table:table-cell table:style-name="Таблица2.A1" office:value-type="string">
            <text:p text:style-name="P24">"Повторите пароль"</text:p>
          </table:table-cell>
          <table:table-cell table:style-name="Таблица2.A1" office:value-type="string">
            <text:p text:style-name="P24">Да</text:p>
          </table:table-cell>
          <table:table-cell table:style-name="Таблица2.A1" office:value-type="string">
            <text:p text:style-name="P24">Совпадение с полем "Пароль"</text:p>
          </table:table-cell>
        </table:table-row>
      </table:table>
      <text:h text:style-name="P23" text:outline-level="4">Дополнительные элементы:</text:h>
      <text:list xml:id="list443149120" text:style-name="L4">
        <text:list-item>
          <text:p text:style-name="P7"><text:span text:style-name="Strong_20_Emphasis">Чекбокс:</text:span> "Я принимаю условия использования" (обязательный)</text:p>
        </text:list-item>
        <text:list-item>
          <text:p text:style-name="P7"><text:span text:style-name="Strong_20_Emphasis">Кнопка отправки:</text:span> "Создать аккаунт" (Primary button, цвет: <text:span text:style-name="Source_20_Text">#22C55E</text:span>)</text:p>
        </text:list-item>
        <text:list-item>
          <text:p text:style-name="P7"><text:span text:style-name="Strong_20_Emphasis">Переход ко входу:</text:span> Текст "Уже есть аккаунт? Войти" под кнопкой</text:p>
        </text:list-item>
      </text:list>
      <text:p text:style-name="P2"/>
      <text:h text:style-name="P21" text:outline-level="2">ИНТЕРАКТИВНОСТЬ И ВАЛИДАЦИЯ</text:h>
      <text:h text:style-name="P22" text:outline-level="3">Общие правила:</text:h>
      <text:list xml:id="list3782204178" text:style-name="L5">
        <text:list-item>
          <text:p text:style-name="P8">Валидация в реальном времени (при вводе)</text:p>
        </text:list-item>
        <text:list-item>
          <text:p text:style-name="P8">Подсветка невалидных полей красной рамкой (<text:span text:style-name="Source_20_Text">#EF4444</text:span>)</text:p>
        </text:list-item>
        <text:list-item>
          <text:p text:style-name="P8">Текстовые сообщения об ошибках под соответствующими полями</text:p>
        </text:list-item>
        <text:list-item>
          <text:p text:style-name="P8">Кнопка отправки неактивна до тех пор, пока все обязательные поля не заполнены корректно</text:p>
        </text:list-item>
      </text:list>
      <text:h text:style-name="P22" text:outline-level="3">Специфическая валидация:</text:h>
      <text:list xml:id="list2535332112" text:style-name="L6">
        <text:list-item>
          <text:p text:style-name="P9"><text:span text:style-name="Strong_20_Emphasis">Email:</text:span> Проверка формата (наличие @ и домена)</text:p>
        </text:list-item>
        <text:list-item>
          <text:p text:style-name="P9"><text:span text:style-name="Strong_20_Emphasis">Пароль (регистрация):</text:span> Индикатор сложности пароля (слабая/средняя/сильная)</text:p>
        </text:list-item>
        <text:list-item>
          <text:p text:style-name="P9"><text:span text:style-name="Strong_20_Emphasis">Подтверждение пароля:</text:span> Сравнение с оригинальным паролем</text:p>
        </text:list-item>
      </text:list>
      <text:p text:style-name="P2"/>
      <text:h text:style-name="P21" text:outline-level="2">АДАПТИВНЫЙ ДИЗАЙН</text:h>
      <text:h text:style-name="P22" text:outline-level="3">Mobile (320px - 768px):</text:h>
      <text:list xml:id="list871313837" text:style-name="L7">
        <text:list-item>
          <text:p text:style-name="P10">Ширина формы: 90% от ширины экрана</text:p>
        </text:list-item>
        <text:list-item>
          <text:p text:style-name="P10">Отступы: 16px по бокам</text:p>
        </text:list-item>
        <text:list-item>
          <text:p text:style-name="P10"><text:soft-page-break/>Размер шрифта: на 10% меньше, чем на desktop</text:p>
        </text:list-item>
        <text:list-item>
          <text:p text:style-name="P10">Кнопки: полная ширина (width: 100%)</text:p>
        </text:list-item>
      </text:list>
      <text:h text:style-name="P22" text:outline-level="3">Tablet (768px - 1024px):</text:h>
      <text:list xml:id="list1380166030" text:style-name="L8">
        <text:list-item>
          <text:p text:style-name="P11">Ширина формы: 70% от ширины экрана</text:p>
        </text:list-item>
        <text:list-item>
          <text:p text:style-name="P11">Отступы: 24px по бокам</text:p>
        </text:list-item>
      </text:list>
      <text:h text:style-name="P22" text:outline-level="3">Desktop (&gt;1024px):</text:h>
      <text:list xml:id="list3514226554" text:style-name="L9">
        <text:list-item>
          <text:p text:style-name="P12">Ширина формы: 400px (фиксированная)</text:p>
        </text:list-item>
        <text:list-item>
          <text:p text:style-name="P12">Форма центрирована по вертикали и горизонтали</text:p>
        </text:list-item>
      </text:list>
      <text:p text:style-name="P2"/>
      <text:h text:style-name="P21" text:outline-level="2">МИКРОАНИМАЦИИ И СОСТОЯНИЯ</text:h>
      <text:h text:style-name="P22" text:outline-level="3">Для всех полей ввода:</text:h>
      <text:list xml:id="list1021398397" text:style-name="L10">
        <text:list-item>
          <text:p text:style-name="P13"><text:span text:style-name="Strong_20_Emphasis">Focus state:</text:span> Увеличение толщины рамки, изменение цвета рамки на <text:span text:style-name="Source_20_Text">#3366FF</text:span></text:p>
        </text:list-item>
        <text:list-item>
          <text:p text:style-name="P13"><text:span text:style-name="Strong_20_Emphasis">Loading state:</text:span> После отправки формы - спиннер внутри кнопки, текст меняется на "Вход..." или "Регистрация..."</text:p>
        </text:list-item>
        <text:list-item>
          <text:p text:style-name="P13"><text:span text:style-name="Strong_20_Emphasis">Success state:</text:span> Плавный переход на главную страницу после успешной аутентификации</text:p>
        </text:list-item>
        <text:list-item>
          <text:p text:style-name="P13"><text:span text:style-name="Strong_20_Emphasis">Error state:</text:span> Показ сообщения об ошибке над формой (при неверных учетных данных и т.д.)</text:p>
        </text:list-item>
      </text:list>
      <text:h text:style-name="P22" text:outline-level="3">Переключение между формами:</text:h>
      <text:list xml:id="list2178444026" text:style-name="L11">
        <text:list-item>
          <text:p text:style-name="P14">Плавная анимация сдвига (0.3s ease-in-out)</text:p>
        </text:list-item>
        <text:list-item>
          <text:p text:style-name="P14">Активный таб подсвечивается нижней границей цвета <text:span text:style-name="Source_20_Text">#3366FF</text:span></text:p>
        </text:list-item>
      </text:list>
      <text:p text:style-name="P2"/>
      <text:h text:style-name="P21" text:outline-level="2">ТЕМНАЯ ТЕМА</text:h>
      <text:h text:style-name="P22" text:outline-level="3">Цвета для темной темы:</text:h>
      <text:list xml:id="list3207064722" text:style-name="L12">
        <text:list-item>
          <text:p text:style-name="P15"><text:span text:style-name="Strong_20_Emphasis">Фон:</text:span> <text:span text:style-name="Source_20_Text">#111827</text:span></text:p>
        </text:list-item>
        <text:list-item>
          <text:p text:style-name="P15"><text:span text:style-name="Strong_20_Emphasis">Фон формы:</text:span> <text:span text:style-name="Source_20_Text">#1F2937</text:span></text:p>
        </text:list-item>
        <text:list-item>
          <text:p text:style-name="P15"><text:span text:style-name="Strong_20_Emphasis">Текст:</text:span> <text:span text:style-name="Source_20_Text">#F9FAFB</text:span></text:p>
        </text:list-item>
        <text:list-item>
          <text:p text:style-name="P15"><text:span text:style-name="Strong_20_Emphasis">Рамки полей:</text:span> <text:span text:style-name="Source_20_Text">#374151</text:span></text:p>
        </text:list-item>
        <text:list-item>
          <text:p text:style-name="P15"><text:span text:style-name="Strong_20_Emphasis">Рамки при фокусе:</text:span> <text:span text:style-name="Source_20_Text">#3366FF</text:span> (как в светлой теме)</text:p>
        </text:list-item>
      </text:list>
      <text:h text:style-name="P22" text:outline-level="3"><text:soft-page-break/>Дополнительно:</text:h>
      <text:list xml:id="list278978651" text:style-name="L13">
        <text:list-item>
          <text:p text:style-name="P16">Переключатель темы в правом верхнем углу (если глобальный переключатель еще не реализован)</text:p>
        </text:list-item>
      </text:list>
      <text:p text:style-name="P2"/>
      <text:h text:style-name="P21" text:outline-level="2">ДОПОЛНИТЕЛЬНЫЕ ЭЛЕМЕНТЫ</text:h>
      <text:h text:style-name="P22" text:outline-level="3">Социальная авторизация (опционально):</text:h>
      <text:list xml:id="list2182623085" text:style-name="L14">
        <text:list-item>
          <text:p text:style-name="P17">Блок "Или войдите с помощью" под основной формой</text:p>
        </text:list-item>
        <text:list-item>
          <text:p text:style-name="P17">Кнопки: Google, GitHub (иконки 24x24px)</text:p>
        </text:list-item>
        <text:list-item>
          <text:p text:style-name="P17">Разделитель с текстом "или" перед блоком социальной авторизации</text:p>
        </text:list-item>
      </text:list>
      <text:h text:style-name="P22" text:outline-level="3">Визуальные элементы:</text:h>
      <text:list xml:id="list4007572369" text:style-name="L15">
        <text:list-item>
          <text:p text:style-name="P18">Простая иллюстрация или логотип в верхней части формы</text:p>
        </text:list-item>
        <text:list-item>
          <text:p text:style-name="P18">На mobile - уменьшенный размер иллюстрации/логотипа</text:p>
        </text:list-item>
      </text:list>
      <text:p text:style-name="P3">Этот чертеж полностью определяет внешний вид и поведение страниц аутентификации. Следующим шагом будет создание макетов в Figma на основе этого технического задания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9:24:41.958260181</meta:creation-date>
    <dc:date>2025-09-06T09:25:21.958440143</dc:date>
    <meta:editing-duration>PT41S</meta:editing-duration>
    <meta:editing-cycles>1</meta:editing-cycles>
    <meta:document-statistic meta:table-count="2" meta:image-count="0" meta:object-count="0" meta:page-count="4" meta:paragraph-count="115" meta:word-count="555" meta:character-count="3863" meta:non-whitespace-character-count="3471"/>
    <meta:generator>LibreOffice/6.0.7.3$Linux_x86 LibreOffice_project/00m0$Build-3</meta:generator>
  </office:meta>
</office:document-meta>
</file>